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604cm" svg:y1="5.334cm" svg:x2="8.636cm" svg:y2="4.318cm">
          <text:p/>
        </draw:line>
        <draw:line draw:style-name="gr1" draw:text-style-name="P1" draw:layer="layout" svg:x1="8.636cm" svg:y1="5.334cm" svg:x2="8.636cm" svg:y2="4.318cm">
          <text:p/>
        </draw:line>
        <draw:line draw:style-name="gr1" draw:text-style-name="P1" draw:layer="layout" svg:x1="8.636cm" svg:y1="5.334cm" svg:x2="7.874cm" svg:y2="6.858cm">
          <text:p/>
        </draw:line>
        <draw:line draw:style-name="gr1" draw:text-style-name="P1" draw:layer="layout" svg:x1="7.874cm" svg:y1="8.128cm" svg:x2="7.874cm" svg:y2="6.858cm">
          <text:p/>
        </draw:line>
        <draw:line draw:style-name="gr1" draw:text-style-name="P1" draw:layer="layout" svg:x1="8.636cm" svg:y1="5.334cm" svg:x2="9.398cm" svg:y2="6.858cm">
          <text:p/>
        </draw:line>
        <draw:line draw:style-name="gr1" draw:text-style-name="P1" draw:layer="layout" svg:x1="6.604cm" svg:y1="5.334cm" svg:x2="6.604cm" svg:y2="6.858cm">
          <text:p/>
        </draw:line>
        <draw:line draw:style-name="gr1" draw:text-style-name="P1" draw:layer="layout" svg:x1="10.283cm" svg:y1="5.334cm" svg:x2="8.636cm" svg:y2="4.318cm">
          <text:p/>
        </draw:line>
        <draw:custom-shape draw:style-name="gr2" draw:text-style-name="P1" draw:layer="layout" svg:width="0.508cm" svg:height="0.508cm" svg:x="8.366cm" svg:y="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6.268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6.268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7.66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7.669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9.17cm" svg:y="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8.382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10.28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8cm" svg:y1="5.335cm" svg:x2="14.837cm" svg:y2="4.319cm">
          <text:p/>
        </draw:line>
        <draw:line draw:style-name="gr1" draw:text-style-name="P1" draw:layer="layout" svg:x1="14.872cm" svg:y1="5.335cm" svg:x2="14.872cm" svg:y2="4.319cm">
          <text:p/>
        </draw:line>
        <draw:line draw:style-name="gr1" draw:text-style-name="P1" draw:layer="layout" svg:x1="14.872cm" svg:y1="6.829cm" svg:x2="14.872cm" svg:y2="5.559cm">
          <text:p/>
        </draw:line>
        <draw:line draw:style-name="gr1" draw:text-style-name="P1" draw:layer="layout" svg:x1="16.484cm" svg:y1="5.335cm" svg:x2="14.837cm" svg:y2="4.319cm">
          <text:p/>
        </draw:line>
        <draw:custom-shape draw:style-name="gr2" draw:text-style-name="P1" draw:layer="layout" svg:width="0.508cm" svg:height="0.508cm" svg:x="14.618cm" svg:y="3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12.86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14.618cm" svg:y="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14.6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16.484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0:32:13.932330000</meta:creation-date>
    <dc:date>2019-11-03T10:36:46.719592000</dc:date>
    <meta:editing-duration>P0D</meta:editing-duration>
    <meta:editing-cycles>1</meta:editing-cycles>
    <meta:document-statistic meta:object-count="47"/>
    <meta:generator>LibreOffice/4.2.8.2$MacOSX_x86 LibreOffice_project/48d50dbfc06349262c9d50868e5c1f630a573ebd</meta:generator>
  </office:meta>
</office:document-meta>
</file>